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>
      <style:text-properties officeooo:rsid="00380eb7" officeooo:paragraph-rsid="003f31e3"/>
    </style:style>
    <style:style style:name="P3" style:family="paragraph" style:parent-style-name="Standard">
      <style:text-properties officeooo:rsid="003f31e3" officeooo:paragraph-rsid="003f31e3"/>
    </style:style>
    <style:style style:name="P4" style:family="paragraph" style:parent-style-name="Standard" style:list-style-name="L1">
      <style:text-properties officeooo:rsid="00335ffc" officeooo:paragraph-rsid="004230d7"/>
    </style:style>
    <style:style style:name="P5" style:family="paragraph" style:parent-style-name="Standard" style:list-style-name="L1">
      <style:text-properties officeooo:rsid="0005daba" officeooo:paragraph-rsid="003f31e3"/>
    </style:style>
    <style:style style:name="P6" style:family="paragraph" style:parent-style-name="Standard" style:list-style-name="L1">
      <style:text-properties officeooo:rsid="0019f39d" officeooo:paragraph-rsid="0036769a"/>
    </style:style>
    <style:style style:name="P7" style:family="paragraph" style:parent-style-name="Standard" style:list-style-name="L1">
      <style:text-properties officeooo:rsid="003fad1f" officeooo:paragraph-rsid="003fad1f"/>
    </style:style>
    <style:style style:name="P8" style:family="paragraph" style:parent-style-name="Standard" style:list-style-name="L1">
      <style:text-properties officeooo:rsid="0021b8de" officeooo:paragraph-rsid="0021b8de"/>
    </style:style>
    <style:style style:name="P9" style:family="paragraph" style:parent-style-name="Standard" style:list-style-name="L1">
      <style:text-properties officeooo:rsid="00051fe7" officeooo:paragraph-rsid="00051fe7"/>
    </style:style>
    <style:style style:name="P10" style:family="paragraph" style:parent-style-name="Standard" style:list-style-name="L1">
      <style:text-properties officeooo:rsid="00189672" officeooo:paragraph-rsid="00193c77"/>
    </style:style>
    <style:style style:name="P11" style:family="paragraph" style:parent-style-name="Standard" style:list-style-name="L1">
      <style:text-properties officeooo:rsid="003b2374" officeooo:paragraph-rsid="003b2374"/>
    </style:style>
    <style:style style:name="P12" style:family="paragraph" style:parent-style-name="Standard" style:list-style-name="L1">
      <style:text-properties officeooo:rsid="0042a7e1" officeooo:paragraph-rsid="0042a7e1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550134936" text:style-name="L1">
        <text:list-item>
          <text:p text:style-name="P4">Add progress bar for search</text:p>
        </text:list-item>
        <text:list-item>
          <text:p text:style-name="P12">Debug autocomplete</text:p>
        </text:list-item>
        <text:list-item>
          <text:p text:style-name="P5">Make the splash screen work</text:p>
        </text:list-item>
        <text:list-item>
          <text:p text:style-name="P6">Sort events like HW8</text:p>
        </text:list-item>
        <text:list-item>
          <text:p text:style-name="P7">Make snack bars grey background with dark grey text</text:p>
        </text:list-item>
        <text:list-item>
          <text:p text:style-name="P8">Make the event title marquee</text:p>
        </text:list-item>
      </text:list>
      <text:p text:style-name="P2"/>
      <text:p text:style-name="P2"/>
      <text:p text:style-name="P3">TO DO...later</text:p>
      <text:list xml:id="list544265361430" text:continue-numbering="true" text:style-name="L1">
        <text:list-item>
          <text:p text:style-name="P9">Make category rows disappear when they don't find legitimate data</text:p>
        </text:list-item>
        <text:list-item>
          <text:p text:style-name="P10">Update time to AM/PM</text:p>
        </text:list-item>
        <text:list-item>
          <text:p text:style-name="P11">Underline check out on spotify</text:p>
        </text:list-item>
        <text:list-item>
          <text:p text:style-name="P11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0:05:42.302000000</dc:date>
    <meta:editing-duration>PT16H11M16S</meta:editing-duration>
    <meta:editing-cycles>5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82" meta:character-count="430" meta:non-whitespace-character-count="370"/>
  </office:meta>
</office:document-meta>
</file>